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F1000000587432C3F9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FreeSans3" svg:font-family="FreeSans, 'Times New Roman'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Nimbus Roman No9 L1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6.256cm" fo:margin-left="-0.123cm" table:align="left" style:writing-mode="lr-tb"/>
    </style:style>
    <style:style style:name="Tabla1.A" style:family="table-column">
      <style:table-column-properties style:column-width="1.843cm"/>
    </style:style>
    <style:style style:name="Tabla1.B" style:family="table-column">
      <style:table-column-properties style:column-width="14.413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Header">
      <style:paragraph-properties fo:margin-left="0cm" fo:margin-right="-0.508cm" fo:text-indent="0cm" style:auto-text-indent="false"/>
    </style:style>
    <style:style style:name="P2" style:family="paragraph" style:parent-style-name="Standard">
      <style:paragraph-properties fo:margin-left="0cm" fo:margin-right="-0.508cm" fo:text-indent="0cm" style:auto-text-indent="false"/>
    </style:style>
    <style:style style:name="P3" style:family="paragraph" style:parent-style-name="Standard">
      <style:paragraph-properties fo:margin-left="0cm" fo:margin-right="-0.508cm" fo:text-align="center" style:justify-single-word="false" fo:text-indent="0cm" style:auto-text-indent="false"/>
      <style:text-properties fo:language="es" fo:country="MX"/>
    </style:style>
    <style:style style:name="P4" style:family="paragraph" style:parent-style-name="Standard">
      <style:paragraph-properties fo:margin-left="0cm" fo:margin-right="-0.508cm" fo:text-indent="0cm" style:auto-text-indent="false" style:snap-to-layout-grid="false"/>
    </style:style>
    <style:style style:name="P5" style:family="paragraph" style:parent-style-name="Standard">
      <style:paragraph-properties fo:margin-left="0cm" fo:margin-right="-0.508cm" fo:text-align="center" style:justify-single-word="false" fo:text-indent="0cm" style:auto-text-indent="false"/>
      <style:text-properties fo:font-size="8pt" style:font-size-asian="8pt" style:font-size-complex="8pt"/>
    </style:style>
    <style:style style:name="P6" style:family="paragraph" style:parent-style-name="Standard">
      <style:paragraph-properties fo:margin-left="0cm" fo:margin-right="-0.508cm" fo:text-align="center" style:justify-single-word="false" fo:text-indent="0cm" style:auto-text-indent="false"/>
    </style:style>
    <style:style style:name="P7" style:family="paragraph" style:parent-style-name="Standard">
      <style:paragraph-properties fo:margin-left="0cm" fo:margin-right="-0.233cm" fo:text-align="center" style:justify-single-word="false" fo:text-indent="0cm" style:auto-text-indent="false"/>
      <style:text-properties fo:font-size="8pt" style:font-size-asian="8pt" style:font-size-complex="8pt"/>
    </style:style>
    <style:style style:name="P8" style:family="paragraph" style:parent-style-name="Standard" style:master-page-name="Standard">
      <style:paragraph-properties fo:margin-top="0cm" fo:margin-bottom="0cm" fo:line-height="100%" fo:text-align="justify" style:justify-single-word="false" style:page-number="auto"/>
      <style:text-properties style:font-name="Nimbus Roman No9 L"/>
    </style:style>
    <style:style style:name="P9" style:family="paragraph" style:parent-style-name="Standard">
      <style:paragraph-properties fo:margin-top="0cm" fo:margin-bottom="0cm" fo:line-height="100%" fo:text-align="center" style:justify-single-word="false"/>
      <style:text-properties style:font-name="Nimbus Roman No9 L" fo:background-color="transparent"/>
    </style:style>
    <style:style style:name="P10" style:family="paragraph" style:parent-style-name="Standard">
      <style:paragraph-properties fo:margin-top="0cm" fo:margin-bottom="0cm" fo:line-height="100%"/>
      <style:text-properties style:font-name="Nimbus Roman No9 L"/>
    </style:style>
    <style:style style:name="P11" style:family="paragraph" style:parent-style-name="Standard">
      <style:paragraph-properties fo:margin-top="0cm" fo:margin-bottom="0cm" fo:line-height="100%" fo:text-align="justify" style:justify-single-word="false"/>
      <style:text-properties style:font-name="Nimbus Roman No9 L"/>
    </style:style>
    <style:style style:name="P12" style:family="paragraph" style:parent-style-name="Standard">
      <style:paragraph-properties fo:margin-top="0cm" fo:margin-bottom="0cm" fo:line-height="100%" fo:text-align="justify" style:justify-single-word="false" fo:hyphenation-ladder-count="no-limit" style:text-autospace="none"/>
      <style:text-properties style:font-name="Nimbus Roman No9 L" fo:hyphenate="true" fo:hyphenation-remain-char-count="2" fo:hyphenation-push-char-count="2"/>
    </style:style>
    <style:style style:name="P13" style:family="paragraph" style:parent-style-name="Standard">
      <style:paragraph-properties fo:margin-top="0cm" fo:margin-bottom="0cm" fo:line-height="100%" fo:text-align="justify" style:justify-single-word="false" style:snap-to-layout-grid="false"/>
      <style:text-properties style:font-name="Nimbus Roman No9 L"/>
    </style:style>
    <style:style style:name="P14" style:family="paragraph" style:parent-style-name="Standard">
      <style:paragraph-properties fo:margin-top="0cm" fo:margin-bottom="0cm" fo:line-height="100%" fo:text-align="center" style:justify-single-word="false"/>
      <style:text-properties style:font-name="Nimbus Roman No9 L"/>
    </style:style>
    <style:style style:name="P15" style:family="paragraph" style:parent-style-name="Standard">
      <style:paragraph-properties fo:margin-top="0cm" fo:margin-bottom="0cm" fo:line-height="100%" fo:text-align="justify" style:justify-single-word="false"/>
      <style:text-properties style:font-name="Nimbus Roman No9 L" style:font-name-complex="Times New Roman"/>
    </style:style>
    <style:style style:name="P16" style:family="paragraph" style:parent-style-name="Standard">
      <style:paragraph-properties fo:margin-top="0cm" fo:margin-bottom="0cm" fo:line-height="100%" fo:text-align="justify" style:justify-single-word="false" fo:hyphenation-ladder-count="no-limit" style:snap-to-layout-grid="false">
        <style:tab-stops>
          <style:tab-stop style:position="14.035cm"/>
        </style:tab-stops>
      </style:paragraph-properties>
      <style:text-properties style:font-name="Nimbus Roman No9 L" style:font-name-complex="Times New Roman" fo:hyphenate="true" fo:hyphenation-remain-char-count="2" fo:hyphenation-push-char-count="2"/>
    </style:style>
    <style:style style:name="P17" style:family="paragraph" style:parent-style-name="Standard">
      <style:paragraph-properties fo:margin-left="5.588cm" fo:margin-right="0cm" fo:margin-top="0cm" fo:margin-bottom="0cm" fo:line-height="100%" fo:text-align="justify" style:justify-single-word="false" fo:text-indent="-5.477cm" style:auto-text-indent="false"/>
      <style:text-properties style:font-name="Nimbus Roman No9 L"/>
    </style:style>
    <style:style style:name="P18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.499cm" style:auto-text-indent="false"/>
      <style:text-properties style:font-name="Nimbus Roman No9 L"/>
    </style:style>
    <style:style style:name="P19" style:family="paragraph" style:parent-style-name="Standard" style:master-page-name="">
      <style:paragraph-properties fo:margin-left="0cm" fo:margin-right="0cm" fo:margin-top="0cm" fo:margin-bottom="0cm" fo:line-height="100%" fo:text-align="justify" style:justify-single-word="false" fo:text-indent="0.499cm" style:auto-text-indent="false" style:page-number="auto"/>
      <style:text-properties style:font-name="Nimbus Roman No9 L"/>
    </style:style>
    <style:style style:name="P20" style:family="paragraph" style:parent-style-name="Standard">
      <style:paragraph-properties fo:margin-left="0cm" fo:margin-right="-0.162cm" fo:margin-top="0cm" fo:margin-bottom="0cm" fo:line-height="100%" fo:text-align="justify" style:justify-single-word="false" fo:text-indent="0cm" style:auto-text-indent="false"/>
      <style:text-properties style:font-name="Nimbus Roman No9 L"/>
    </style:style>
    <style:style style:name="P21" style:family="paragraph" style:parent-style-name="norita">
      <style:paragraph-properties fo:margin-left="2.275cm" fo:margin-right="0cm" fo:margin-top="0cm" fo:margin-bottom="0cm" fo:line-height="100%" fo:text-align="justify" style:justify-single-word="false" fo:text-indent="-2.302cm" style:auto-text-indent="false">
        <style:tab-stops/>
      </style:paragraph-properties>
      <style:text-properties style:font-name="Nimbus Roman No9 L"/>
    </style:style>
    <style:style style:name="P22" style:family="paragraph" style:parent-style-name="norita">
      <style:paragraph-properties fo:margin-top="0cm" fo:margin-bottom="0cm" fo:line-height="100%"/>
      <style:text-properties style:font-name="Nimbus Roman No9 L"/>
    </style:style>
    <style:style style:name="P23" style:family="paragraph" style:parent-style-name="norita">
      <style:paragraph-properties fo:margin-left="0cm" fo:margin-right="0cm" fo:margin-top="0cm" fo:margin-bottom="0cm" fo:line-height="100%" fo:text-align="justify" style:justify-single-word="false" fo:text-indent="0.499cm" style:auto-text-indent="false"/>
      <style:text-properties style:font-name="Nimbus Roman No9 L"/>
    </style:style>
    <style:style style:name="T1" style:family="text">
      <style:text-properties fo:language="es" fo:country="MX"/>
    </style:style>
    <style:style style:name="T2" style:family="text">
      <style:text-properties style:font-name-complex="Times New Roman"/>
    </style:style>
    <style:style style:name="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center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  <style:style style:name="fr2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center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9">COMUNICACIÓN N.º 883-CM-17</text:p>
      <text:p text:style-name="P11"/>
      <text:p text:style-name="P17">DESCRIPCIÓN SINTÉTICA: <text:span text:style-name="T2">SE COMUNICA AL HONORABLE SENADO DE LA NACIÓN ADHESIÓN PROYECTO DE LEY S2526/17</text:span></text:p>
      <text:p text:style-name="P15"/>
      <text:p text:style-name="P11"/>
      <text:p text:style-name="P11">ANTECEDENTES</text:p>
      <text:p text:style-name="P11"/>
      <text:p text:style-name="P18">Proyecto de ley S2526/17: Libro de defunciones para personas concebidas no nacidas en el Registro Civil de las personas.</text:p>
      <text:p text:style-name="P18"/>
      <text:p text:style-name="P18">Proyecto de ley, expediente D-1641834 que implementa el libro de defunciones de concebidos no nacidos en el registro del estado civil, Paraguay.</text:p>
      <text:p text:style-name="P18"/>
      <text:p text:style-name="P18">Reuniones y actividades de promoción junto con la Fundación Alas de Amor.</text:p>
      <text:p text:style-name="P18"/>
      <text:p text:style-name="P12"/>
      <text:p text:style-name="P11">FUNDAMENTOS</text:p>
      <text:p text:style-name="P18"/>
      <text:p text:style-name="P19">Todos entendemos el valor de la vida y aquellos que son padres conocen el regalo que implica la llegada de un hijo. Así como es tan grande la alegría ante la llegada de un bebé a la familia, el dolor de perderlo es indescriptible y quienes transitan este duelo, son testigos del sufrimiento que implica haber gestado o esperado un bebé que falleció en el vientre.</text:p>
      <text:p text:style-name="P18"/>
      <text:p text:style-name="P18">Actualmente cuando un bebé fallece en el útero materno, es descartado como desecho biológico, y si los padres desearan inscribir a su hijo o hija sólo pueden hacerlo bajo las iniciales “NN”.</text:p>
      <text:p text:style-name="P18"/>
      <text:p text:style-name="P18">La senadora nacional Silvina García Larraburu presentó un proyecto de ley con el objeto de dar nombre y apellido y una despedida digna a las personas fallecidas en el vientre materno. La iniciativa fue elaborada de manera conjunta con la Fundación Alas de Amor que son un grupo de familias que, a partir de la pérdida de sus bebés durante el embarazo, parto o tras nacer, decidieron unirse a fin de transformar el dolor en esperanza. Su objetivo es acompañar a otras familias que pasen por lo mismo, a transitar su dolor. </text:p>
      <text:p text:style-name="P18"/>
      <text:p text:style-name="P18">El proyecto busca que los padres puedan reclamar los restos de sus hijos y darles una despedida acorde a sus creencias o costumbres. Asimismo, brinda la posibilidad de darle una identidad, un nombre al bebé e inscribirlo de esta manera. Asimismo propone registrar todas las muertes intrauterinas a fin de la contar con estadísticas para generar políticas públicas y así prevenir y combatir las pérdidas prenatales. Finalmente, busca el acompañamiento a las madres y padres durante el duelo posterior a perder un bebé.</text:p>
      <text:p text:style-name="P18"/>
      <text:p text:style-name="P18">El colocarle un nombre al bebé no nacido reconoce el derecho a la identidad que tiene toda persona. El que los padres puedan despedir los restos de su bebé favorece el tránsito y superación del duelo y asimismo le da un lugar al bebé de descansar en paz, acorde a los deseos de sus padres.</text:p>
      <text:p text:style-name="P18"/>
      <text:p text:style-name="P18"><text:soft-page-break/></text:p>
      <text:p text:style-name="P18"/>
      <text:p text:style-name="P18">Por todo lo expuesto, consideramos de suma importancia, que el Honorable Senado de la Nación acompañe el proyecto S-2526/17, de autoría de la Senadora Nacional Silvina García Larraburu, conjuntamente con la fundación Alas de Amor, ya que consideramos que toda persona tiene derecho a una identidad y toda madre o padre a brindarle a su bebé no nacido el nombre que había elegido y una despedida digna.</text:p>
      <text:p text:style-name="P18"/>
      <text:p text:style-name="P18"/>
      <text:p text:style-name="P10"/>
      <text:p text:style-name="P21">AUTORES: Concejales Cristina Painefil, Gerardo Ávila, Diego Benítez, Andrés Martínez Infante, Claudia Contreras, Julia Fernández y Viviana Gelain (JSB).</text:p>
      <text:p text:style-name="P22"/>
      <text:p text:style-name="P10">INICIATIVA: Fundación Alas de Amor Bariloche. </text:p>
      <text:p text:style-name="P10"/>
      <text:p text:style-name="P10">COLABORADORA: Florencia Secchiaro</text:p>
      <text:p text:style-name="P23"/>
      <text:p text:style-name="P23"/>
      <text:p text:style-name="P11"/>
      <text:p text:style-name="P14">El proyecto original N.º 583/17 fue aprobado en la sesión del día 24 de agosto de 2017, según consta en el Acta N.º1077 /17. Por ello, en ejercicio de las atribuciones que le otorga el Art. 38 de la Carta Orgánica Municipal,</text:p>
      <text:p text:style-name="P14"/>
      <text:p text:style-name="P14"/>
      <text:p text:style-name="P14">EL CONCEJO MUNICIPAL DE SAN CARLOS DE BARILOCHE</text:p>
      <text:p text:style-name="P14">SANCIONA CON CARÁCTER DE </text:p>
      <text:p text:style-name="P14"/>
      <text:p text:style-name="P14">COMUNICACIÓN</text:p>
      <text:p text:style-name="P14"/>
      <text:p text:style-name="P11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1">Art. 1°) </text:p>
          </table:table-cell>
          <table:table-cell table:style-name="Tabla1.A1" office:value-type="string">
            <text:p text:style-name="P16">Se comunica al Honorable Senado de la Nación Argentina, que se vería con agrado el tratamiento y aprobación del proyecto de ley S-2526/17, ya que consideramos que todos tienen derecho a una identidad y toda madre o todo padre a brindarle a su bebé no nacido el nombre elegido y una despedida digna.</text:p>
            <text:p text:style-name="P11"/>
          </table:table-cell>
        </table:table-row>
        <table:table-row table:style-name="Tabla1.1">
          <table:table-cell table:style-name="Tabla1.A1" office:value-type="string">
            <text:p text:style-name="P11">Art. 2°)</text:p>
          </table:table-cell>
          <table:table-cell table:style-name="Tabla1.A1" office:value-type="string">
            <text:p text:style-name="P20">Comuníquese. Dése a publicidad. Cumplido, archívese.</text:p>
          </table:table-cell>
        </table:table-row>
        <table:table-row table:style-name="Tabla1.1">
          <table:table-cell table:style-name="Tabla1.A1" office:value-type="string">
            <text:p text:style-name="P13"/>
          </table:table-cell>
          <table:table-cell table:style-name="Tabla1.A1" office:value-type="string">
            <text:p text:style-name="P13"/>
          </table:table-cell>
        </table:table-row>
      </table:table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FreeSans3" svg:font-family="FreeSans, 'Times New Roman'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Nimbus Roman No9 L1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s" fo:country="ES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roid Sans Fallback1" style:font-size-asian="14pt" style:font-name-complex="Free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fo:font-size="14pt" fo:language="es" fo:country="ES" style:font-size-asian="14pt"/>
    </style:style>
    <style:style style:name="Texto_20_sin_20_formato" style:display-name="Texto sin formato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="Arial" fo:font-size="11pt" style:font-size-asian="11pt" style:font-name-complex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Sangría_20_2_20_de_20_t._20_independiente" style:display-name="Sangría 2 de t. independiente" style:family="paragraph" style:parent-style-name="Standard">
      <style:paragraph-properties fo:margin="100%" fo:margin-left="6.085cm" fo:margin-right="0cm" fo:margin-top="0cm" fo:margin-bottom="0cm" fo:text-align="justify" style:justify-single-word="false" fo:text-indent="-6.085cm" style:auto-text-indent="false"/>
      <style:text-properties fo:language="es" fo:country="AR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="100%" fo:margin-left="0.598cm" fo:margin-right="0cm" fo:margin-top="0cm" fo:margin-bottom="0cm" fo:text-indent="-0.598cm" style:auto-text-indent="false" text:number-lines="false" text:line-number="0"/>
      <style:text-properties fo:font-size="10pt" style:font-size-asian="10pt" style:font-size-complex="10pt"/>
    </style:style>
    <style:style style:name="norita" style:family="paragraph">
      <style:paragraph-properties fo:orphans="0" fo:widows="0" fo:hyphenation-ladder-count="no-limit"/>
      <style:text-properties style:use-window-font-color="true" style:font-name="Nimbus Roman No9 L1" fo:font-size="12pt" fo:language="es" fo:country="AR" style:font-name-asian="Droid Sans Fallback1" style:font-size-asian="12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494cm" fo:margin-bottom="0.494cm" fo:hyphenation-ladder-count="no-limit"/>
      <style:text-properties fo:hyphenate="true" fo:hyphenation-remain-char-count="2" fo:hyphenation-push-char-count="2"/>
    </style:style>
    <style:style style:name="Standard_20__28_user_29_" style:display-name="Standard (user)" style:family="paragraph">
      <style:paragraph-properties fo:orphans="0" fo:widows="0" fo:hyphenation-ladder-count="no-limit" style:vertical-align="baseline"/>
      <style:text-properties style:use-window-font-color="true" style:font-name="Nimbus Roman No9 L1" fo:font-size="12pt" fo:language="es" fo:country="AR" style:letter-kerning="true" style:font-name-asian="Droid Sans Fallback1" style:font-size-asian="12pt" style:language-asian="zh" style:country-asian="CN" style:font-name-complex="FreeSans3" style:font-size-complex="12pt" style:language-complex="hi" style:country-complex="IN" fo:hyphenate="false" fo:hyphenation-remain-char-count="2" fo:hyphenation-push-char-count="2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Fuente_20_de_20_párrafo_20_predeter." style:display-name="Fuente de párrafo predeter." style:family="text"/>
    <style:style style:name="Texto_20_sin_20_formato_20_Car" style:display-name="Texto sin formato Car" style:family="text" style:parent-style-name="Fuente_20_de_20_párrafo_20_predeter.">
      <style:text-properties style:font-name="Courier New" fo:language="es" fo:country="ES" style:font-name-complex="Courier New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" style:family="table">
      <style:table-properties style:width="16.595cm" fo:break-before="page" table:align="left" style:writing-mode="lr-tb"/>
    </style:style>
    <style:style style:name="Tabla2.A" style:family="table-column">
      <style:table-column-properties style:column-width="5.63cm"/>
    </style:style>
    <style:style style:name="Tabla2.B" style:family="table-column">
      <style:table-column-properties style:column-width="4.974cm"/>
    </style:style>
    <style:style style:name="Tabla2.C" style:family="table-column">
      <style:table-column-properties style:column-width="5.99cm"/>
    </style:style>
    <style:style style:name="Tabla2.1" style:family="table-row">
      <style:table-row-properties style:min-row-height="3.295cm" fo:keep-together="auto"/>
    </style:style>
    <style:style style:name="Tabla2.A1" style:family="table-cell">
      <style:table-cell-properties style:vertical-align="middle" fo:padding-left="0.191cm" fo:padding-right="0.191cm" fo:padding-top="0cm" fo:padding-bottom="0cm" fo:border-left="0.5pt solid #c0c0c0" fo:border-right="none" fo:border-top="0.5pt solid #c0c0c0" fo:border-bottom="0.5pt solid #c0c0c0" style:writing-mode="lr-tb"/>
    </style:style>
    <style:style style:name="Tabla2.C1" style:family="table-cell">
      <style:table-cell-properties style:vertical-align="middle" fo:padding-left="0.191cm" fo:padding-right="0.191cm" fo:padding-top="0cm" fo:padding-bottom="0cm" fo:border="0.5pt solid #c0c0c0" style:writing-mode="lr-tb"/>
    </style:style>
    <style:style style:name="Tabla3" style:family="table">
      <style:table-properties style:width="16.436cm" fo:break-before="page" table:align="left" style:writing-mode="lr-tb"/>
    </style:style>
    <style:style style:name="Tabla3.A" style:family="table-column">
      <style:table-column-properties style:column-width="5.63cm"/>
    </style:style>
    <style:style style:name="Tabla3.B" style:family="table-column">
      <style:table-column-properties style:column-width="4.974cm"/>
    </style:style>
    <style:style style:name="Tabla3.C" style:family="table-column">
      <style:table-column-properties style:column-width="5.831cm"/>
    </style:style>
    <style:style style:name="Tabla3.1" style:family="table-row">
      <style:table-row-properties style:min-row-height="3.295cm" fo:keep-together="auto"/>
    </style:style>
    <style:style style:name="Tabla3.A1" style:family="table-cell">
      <style:table-cell-properties style:vertical-align="middle" fo:padding-left="0.191cm" fo:padding-right="0.191cm" fo:padding-top="0cm" fo:padding-bottom="0cm" fo:border-left="0.5pt solid #c0c0c0" fo:border-right="none" fo:border-top="0.5pt solid #c0c0c0" fo:border-bottom="0.5pt solid #c0c0c0" style:writing-mode="lr-tb"/>
    </style:style>
    <style:style style:name="Tabla3.C1" style:family="table-cell">
      <style:table-cell-properties style:vertical-align="middle" fo:padding-left="0.191cm" fo:padding-right="0.191cm" fo:padding-top="0cm" fo:padding-bottom="0cm" fo:border="0.5pt solid #c0c0c0" style:writing-mode="lr-tb"/>
    </style:style>
    <style:style style:name="MP1" style:family="paragraph" style:parent-style-name="Header">
      <style:paragraph-properties fo:margin-left="0cm" fo:margin-right="-0.508cm" fo:text-indent="0cm" style:auto-text-indent="false"/>
    </style:style>
    <style:style style:name="MP2" style:family="paragraph" style:parent-style-name="Standard">
      <style:paragraph-properties fo:margin-left="0cm" fo:margin-right="-0.508cm" fo:text-align="center" style:justify-single-word="false" fo:text-indent="0cm" style:auto-text-indent="false"/>
      <style:text-properties fo:language="es" fo:country="MX"/>
    </style:style>
    <style:style style:name="MP3" style:family="paragraph" style:parent-style-name="Standard">
      <style:paragraph-properties fo:margin-left="0cm" fo:margin-right="-0.508cm" fo:text-indent="0cm" style:auto-text-indent="false" style:snap-to-layout-grid="false"/>
    </style:style>
    <style:style style:name="MP4" style:family="paragraph" style:parent-style-name="Standard">
      <style:paragraph-properties fo:margin-left="0cm" fo:margin-right="-0.508cm" fo:text-indent="0cm" style:auto-text-indent="false"/>
    </style:style>
    <style:style style:name="MP5" style:family="paragraph" style:parent-style-name="Standard">
      <style:paragraph-properties fo:margin-left="0cm" fo:margin-right="-0.508cm" fo:text-align="center" style:justify-single-word="false" fo:text-indent="0cm" style:auto-text-indent="false"/>
      <style:text-properties fo:font-size="8pt" style:font-size-asian="8pt" style:font-size-complex="8pt"/>
    </style:style>
    <style:style style:name="MP6" style:family="paragraph" style:parent-style-name="Standard">
      <style:paragraph-properties fo:margin-left="0cm" fo:margin-right="-0.233cm" fo:text-align="center" style:justify-single-word="false" fo:text-indent="0cm" style:auto-text-indent="false"/>
      <style:text-properties fo:font-size="8pt" style:font-size-asian="8pt" style:font-size-complex="8pt"/>
    </style:style>
    <style:style style:name="MP7" style:family="paragraph" style:parent-style-name="Standard">
      <style:paragraph-properties fo:margin-left="0cm" fo:margin-right="-0.508cm" fo:text-align="center" style:justify-single-word="false" fo:text-indent="0cm" style:auto-text-indent="false"/>
    </style:style>
    <style:style style:name="MT1" style:family="text">
      <style:text-properties fo:language="es" fo:country="MX"/>
    </style:style>
    <style:style style:name="M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center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  <style:style style:name="Mfr2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center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  <style:page-layout style:name="Mpm1">
      <style:page-layout-properties fo:page-width="21.59cm" fo:page-height="35.56cm" style:num-format="1" style:print-orientation="portrait" fo:margin-top="1.251cm" fo:margin-bottom="1.27cm" fo:margin-left="3cm" fo:margin-right="2.499cm" style:writing-mode="lr-tb" style:layout-grid-color="#c0c0c0" style:layout-grid-lines="5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cm" fo:margin-left="0cm" fo:margin-right="0cm" fo:margin-bottom="1.651cm" style:dynamic-spacing="true"/>
      </style:header-style>
      <style:footer-style>
        <style:header-footer-properties fo:min-height="3.731cm" fo:margin-left="0cm" fo:margin-right="0cm" fo:margin-top="3.632cm" style:dynamic-spacing="true"/>
      </style:footer-style>
    </style:page-layout>
    <style:page-layout style:name="Mpm2">
      <style:page-layout-properties fo:page-width="21.59cm" fo:page-height="35.56cm" style:num-format="1" style:print-orientation="portrait" fo:margin-top="3cm" fo:margin-bottom="5.001cm" fo:margin-left="3cm" fo:margin-right="2.499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/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2">DCLE</text:p>
            </table:table-cell>
            <table:table-cell table:style-name="Tabla2.A1" office:value-type="string">
              <text:p text:style-name="MP2">COMUNICACIÓN </text:p>
            </table:table-cell>
            <table:table-cell table:style-name="Tabla2.C1" office:value-type="string">
              <text:p text:style-name="MP3"/>
              <text:p text:style-name="MP4"><draw:frame draw:style-name="Mfr1" draw:name="gráficos1" text:anchor-type="char" svg:y="-0.146cm" svg:width="4.325cm" svg:height="1.296cm" draw:z-index="0"><draw:image xlink:href="Pictures/10000000000000F1000000587432C3F9.jpg" xlink:type="simple" xlink:show="embed" xlink:actuate="onLoad"/></draw:frame></text:p>
              <text:p text:style-name="MP4"/>
              <text:p text:style-name="MP4"/>
              <text:p text:style-name="MP5"/>
              <text:p text:style-name="MP6">No a la violencia de género. Ni una menos. <text:span text:style-name="MT1">(Ordenanza 2825-CM-17)</text:span></text:p>
            </table:table-cell>
          </table:table-row>
        </table:table>
        <text:p text:style-name="MP7"/>
      </style:header>
      <style:header-left>
        <text:p text:style-name="MP1"/>
        <table:table table:name="Tabla3" table:style-name="Tabla3">
          <table:table-column table:style-name="Tabla3.A"/>
          <table:table-column table:style-name="Tabla3.B"/>
          <table:table-column table:style-name="Tabla3.C"/>
          <table:table-row table:style-name="Tabla3.1">
            <table:table-cell table:style-name="Tabla3.A1" office:value-type="string">
              <text:p text:style-name="MP2">DCLE</text:p>
            </table:table-cell>
            <table:table-cell table:style-name="Tabla3.A1" office:value-type="string">
              <text:p text:style-name="MP2">COMUNICACIÓN </text:p>
            </table:table-cell>
            <table:table-cell table:style-name="Tabla3.C1" office:value-type="string">
              <text:p text:style-name="MP3"/>
              <text:p text:style-name="MP4"><draw:frame draw:style-name="Mfr2" draw:name="gráficos2" text:anchor-type="char" svg:y="-0.146cm" svg:width="4.341cm" svg:height="1.312cm" draw:z-index="1"><draw:image xlink:href="Pictures/10000000000000F1000000587432C3F9.jpg" xlink:type="simple" xlink:show="embed" xlink:actuate="onLoad"/></draw:frame></text:p>
              <text:p text:style-name="MP4"/>
              <text:p text:style-name="MP4"/>
              <text:p text:style-name="MP5"/>
              <text:p text:style-name="MP6">No a la violencia de género. Ni una menos. <text:span text:style-name="MT1">(Ordenanza 2825-CM-17)</text:span></text:p>
            </table:table-cell>
          </table:table-row>
        </table:table>
        <text:p text:style-name="MP4"/>
      </style:header-left>
      <style:footer>
        <text:p text:style-name="Standard"/>
      </style:footer>
      <style:footer-left>
        <text:p text:style-name="Standard"/>
      </style:footer-left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ESION ORDINARIA</dc:title>
    <meta:initial-creator>Concejo Municipal Municipalid</meta:initial-creator>
    <meta:creation-date>2010-04-05T21:29:00</meta:creation-date>
    <dc:creator>Sistemas </dc:creator>
    <dc:date>2017-08-25T13:13:31</dc:date>
    <meta:print-date>2014-03-18T13:28:00</meta:print-date>
    <meta:editing-cycles>9</meta:editing-cycles>
    <meta:editing-duration>PT4M</meta:editing-duration>
    <meta:generator>LibreOffice/3.5$Linux_X86_64 LibreOffice_project/350m1$Build-2</meta:generator>
    <meta:document-statistic meta:table-count="3" meta:image-count="2" meta:object-count="0" meta:page-count="2" meta:paragraph-count="30" meta:word-count="640" meta:character-count="3839" meta:non-whitespace-character-count="3223"/>
    <meta:user-defined meta:name="Información 1"/>
    <meta:user-defined meta:name="Información 2"/>
    <meta:user-defined meta:name="Información 3"/>
    <meta:user-defined meta:name="Información 4"/>
  </office:meta>
</office:document-meta>
</file>